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56b6" officeooo:paragraph-rsid="00135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gg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1:14:43.721681844</meta:creation-date>
    <dc:date>2023-09-26T11:15:37.459480564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4.4.2$Linux_X86_64 LibreOffice_project/40$Build-2</meta:generator>
  </office:meta>
</office:document-meta>
</file>